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table>
      <mtr>
        <mtd>
          <mrow>
            <mi mathvariant="italic">Der</mi>
            <mi mathvariant="italic">Median</mi>
          </mrow>
        </mtd>
      </mtr>
      <mtr>
        <mtd>
          <mrow/>
        </mtd>
      </mtr>
      <mtr>
        <mtd>
          <mi mathvariant="italic">Betrachte</mi>
        </mtd>
      </mtr>
      <mtr>
        <mtd>
          <mrow>
            <mi mathvariant="italic">Median</mi>
            <mrow>
              <mrow>
                <mo fence="true" form="prefix" stretchy="false">(</mo>
                <mrow>
                  <mi mathvariant="italic">ungerade</mi>
                </mrow>
                <mo fence="true" form="postfix" stretchy="false">)</mo>
              </mrow>
              <mo stretchy="false">=</mo>
              <msub>
                <mi>x</mi>
                <mrow>
                  <mo fence="true" form="prefix" stretchy="false">(</mo>
                  <mrow>
                    <mfrac>
                      <mrow>
                        <mi>n</mi>
                        <mo stretchy="false">+</mo>
                        <mn>1</mn>
                      </mrow>
                      <mn>2</mn>
                    </mfrac>
                  </mrow>
                  <mo fence="true" form="postfix" stretchy="false">)</mo>
                </mrow>
              </msub>
            </mrow>
          </mrow>
        </mtd>
      </mtr>
      <mtr>
        <mtd>
          <mrow>
            <mi mathvariant="italic">Median</mi>
            <mrow>
              <mrow>
                <mo fence="true" form="prefix" stretchy="false">(</mo>
                <mrow>
                  <mi mathvariant="italic">gerade</mi>
                </mrow>
                <mo fence="true" form="postfix" stretchy="false">)</mo>
              </mrow>
              <mo stretchy="false">=</mo>
              <mfrac>
                <mrow>
                  <msub>
                    <mi>x</mi>
                    <mfrac>
                      <mi>n</mi>
                      <mn>2</mn>
                    </mfrac>
                  </msub>
                  <mo stretchy="false">+</mo>
                  <msub>
                    <mi>x</mi>
                    <mrow>
                      <mo fence="true" form="prefix" stretchy="false">(</mo>
                      <mrow>
                        <mfrac>
                          <mi>n</mi>
                          <mn>2</mn>
                        </mfrac>
                      </mrow>
                      <mo fence="true" form="postfix" stretchy="false">)</mo>
                    </mrow>
                  </msub>
                  <mo stretchy="false">+</mo>
                  <mn>1</mn>
                </mrow>
                <mn>2</mn>
              </mfrac>
            </mrow>
          </mrow>
        </mtd>
      </mtr>
      <mtr>
        <mtd>
          <mrow>
            <mi mathvariant="italic">wobei</mi>
            <msub>
              <mi>x</mi>
              <mi>i</mi>
            </msub>
            <mi mathvariant="italic">aufsteigend</mi>
            <mi mathvariant="italic">angeordnet</mi>
            <mi mathvariant="italic">sind</mi>
            <mn>.</mn>
          </mrow>
        </mtd>
      </mtr>
      <mtr>
        <mtd>
          <mrow>
            <mi mathvariant="italic">Dann</mi>
            <mi mathvariant="italic">ist</mi>
            <mi mathvariant="italic">der</mi>
            <mi mathvariant="italic">Median</mi>
            <mi mathvariant="italic">der</mi>
            <mi mathvariant="italic">Eintrag</mi>
            <mi>,</mi>
          </mrow>
        </mtd>
      </mtr>
      <mtr>
        <mtd>
          <mrow>
            <mtext>in</mtext>
            <mi mathvariant="italic">der</mi>
            <mi mathvariant="italic">Mitte</mi>
            <mi mathvariant="italic">des</mi>
            <mi mathvariant="italic">Tupels</mi>
            <mi mathvariant="italic">steht</mi>
            <mn>.</mn>
          </mrow>
        </mtd>
      </mtr>
      <mtr>
        <mtd>
          <mrow>
            <mi mathvariant="italic">Ist</mi>
            <mi>m</mi>
            <mi mathvariant="italic">gerade</mi>
            <mi mathvariant="italic">dann</mi>
            <mi mathvariant="italic">nimmt</mi>
            <mi mathvariant="italic">das</mi>
            <mi mathvariant="italic">den</mi>
            <mi mathvariant="italic">arithemtische</mi>
            <mi mathvariant="italic">Mittel</mi>
            <mi mathvariant="italic">der</mi>
            <mi mathvariant="italic">beiden</mi>
            <mi mathvariant="italic">mittleren</mi>
            <mi mathvariant="italic">Einträge</mi>
            <mn>.</mn>
          </mrow>
        </mtd>
      </mtr>
    </mtable>
    <annotation encoding="StarMath 5.0">Der Median newline
newline
Betrachte newLine
Median(ungerade) = x_({ frac {n+1} {2} }) newline 
Median(gerade) = frac {x_ frac {n} {2} } + x_({frac {n} {2}})+1 {2}  newLine
wobei x_i aufsteigend angeordnet sind.newLine
Dann ist der Median der Eintrag, newline
"in" der Mitte des Tupels steht.newline 
Ist m gerade dann nimmt das den arithemtische Mittel der beiden mittleren Einträge.

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0T12:29:47.015000000</meta:creation-date>
    <dc:date>2023-10-12T15:43:31.529000000</dc:date>
    <meta:editing-duration>P1DT1H21M29S</meta:editing-duration>
    <meta:editing-cycles>2</meta:editing-cycles>
    <meta:generator>LibreOffice/7.5.2.2$Windows_X86_64 LibreOffice_project/53bb9681a964705cf672590721dbc85eb4d0c3a2</meta:generator>
  </office:meta>
</office:document-meta>
</file>